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abin1" svg:font-family="Cabin"/>
    <style:font-face style:name="JetBrains Mono" svg:font-family="'JetBrains Mono', monospace"/>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bin" fo:language="fr" fo:country="FR"/>
    </style:style>
    <style:style style:name="P2" style:family="paragraph" style:parent-style-name="Standard">
      <style:paragraph-properties fo:text-align="justify" style:justify-single-word="false"/>
      <style:text-properties style:font-name="Cabin" fo:language="fr" fo:country="FR"/>
    </style:style>
    <style:style style:name="P3" style:family="paragraph" style:parent-style-name="Standard">
      <style:text-properties style:font-name="Courier" fo:font-size="10pt" fo:language="fr" fo:country="FR" style:font-size-asian="10pt" style:font-size-complex="10pt"/>
    </style:style>
    <style:style style:name="P4" style:family="paragraph" style:parent-style-name="Standard">
      <style:text-properties style:font-name="Courier" fo:language="fr" fo:country="FR"/>
    </style:style>
    <style:style style:name="P5" style:family="paragraph" style:parent-style-name="Standard">
      <style:paragraph-properties fo:background-color="#eeeeee" fo:padding="0.0201in" fo:border="0.0008in solid #000000" style:shadow="none">
        <style:background-image/>
      </style:paragraph-properties>
      <style:text-properties style:font-name="Cabin" fo:language="fr" fo:country="FR"/>
    </style:style>
    <style:style style:name="P6" style:family="paragraph" style:parent-style-name="Standard">
      <style:paragraph-properties fo:background-color="#eeeeee" fo:padding="0.0201in" fo:border="0.0008in solid #000000" style:shadow="none">
        <style:background-image/>
      </style:paragraph-properties>
      <style:text-properties style:font-name="Courier" fo:language="fr" fo:country="FR"/>
    </style:style>
    <style:style style:name="P7" style:family="paragraph" style:parent-style-name="Standard">
      <style:paragraph-properties fo:background-color="#9999ff" fo:padding="0.1in" fo:border="0.0008in solid #000000" style:shadow="none">
        <style:background-image/>
      </style:paragraph-properties>
      <style:text-properties style:font-name="Cabin" fo:language="fr" fo:country="FR"/>
    </style:style>
    <style:style style:name="P8" style:family="paragraph" style:parent-style-name="Standard">
      <style:paragraph-properties fo:background-color="#b2b2b2" fo:padding="0.1in" fo:border="0.0008in solid #000000" style:shadow="none">
        <style:background-image/>
      </style:paragraph-properties>
      <style:text-properties style:font-name="Cabin" fo:language="fr" fo:country="FR" fo:font-weight="bold" style:font-weight-asian="bold" style:font-weight-complex="bold"/>
    </style:style>
    <style:style style:name="P9" style:family="paragraph" style:parent-style-name="Preformatted_20_Text">
      <style:text-properties fo:color="#bcbec4" style:font-name="JetBrains Mono" fo:font-size="9.80000019073486pt" fo:background-color="#1e1f22"/>
    </style:style>
    <style:style style:name="P10" style:family="paragraph" style:parent-style-name="Preformatted_20_Text">
      <style:text-properties fo:color="#bcbec4" fo:background-color="#1e1f22"/>
    </style:style>
    <style:style style:name="P11" style:family="paragraph" style:parent-style-name="Preformatted_20_Text">
      <style:paragraph-properties fo:margin-top="0in" fo:margin-bottom="0.1965in"/>
      <style:text-properties fo:color="#bcbec4" style:font-name="JetBrains Mono" fo:font-size="9.80000019073486pt" fo:background-color="#1e1f22"/>
    </style:style>
    <style:style style:name="P12" style:family="paragraph" style:parent-style-name="Preformatted_20_Text">
      <style:paragraph-properties fo:margin-top="0in" fo:margin-bottom="0.1965in"/>
      <style:text-properties style:font-name="JetBrains Mono"/>
    </style:style>
    <style:style style:name="P13" style:family="paragraph" style:parent-style-name="Preformatted_20_Text">
      <style:paragraph-properties fo:background-color="#eeeeee" fo:padding="0.0201in" fo:border="0.0008in solid #000000" style:shadow="none">
        <style:background-image/>
      </style:paragraph-properties>
      <style:text-properties fo:color="#bcbec4" style:font-name="JetBrains Mono" fo:font-size="9.80000019073486pt" fo:language="fr" fo:country="FR" fo:background-color="#1e1f22"/>
    </style:style>
    <style:style style:name="P14" style:family="paragraph" style:parent-style-name="Standard">
      <style:text-properties style:font-name="Cabin" fo:language="fr" fo:country="FR"/>
    </style:style>
    <style:style style:name="P15" style:family="paragraph" style:parent-style-name="Standard">
      <style:paragraph-properties fo:background-color="#9999ff" fo:padding="0.1in" fo:border="0.0008in solid #000000" style:shadow="none">
        <style:background-image/>
      </style:paragraph-properties>
      <style:text-properties style:font-name="Cabin" fo:language="fr" fo:country="FR"/>
    </style:style>
    <style:style style:name="P16" style:family="paragraph" style:parent-style-name="Standard">
      <style:paragraph-properties fo:background-color="#eeeeee" fo:padding="0.0201in" fo:border="0.0008in solid #000000" style:shadow="none">
        <style:background-image/>
      </style:paragraph-properties>
      <style:text-properties style:font-name="Courier"/>
    </style:style>
    <style:style style:name="P17" style:family="paragraph" style:parent-style-name="Standard">
      <style:paragraph-properties fo:background-color="#eeeeee" fo:padding="0.0201in" fo:border="0.0008in solid #000000" style:shadow="none">
        <style:background-image/>
      </style:paragraph-properties>
      <style:text-properties style:font-name="Courier" fo:language="fr" fo:country="FR"/>
    </style:style>
    <style:style style:name="P18" style:family="paragraph" style:parent-style-name="Standard">
      <style:paragraph-properties fo:background-color="#eeeeee" fo:padding="0.0201in" fo:border="0.0008in solid #000000" style:shadow="none">
        <style:background-image/>
      </style:paragraph-properties>
      <style:text-properties style:font-name="Cabin" fo:language="fr" fo:country="FR"/>
    </style:style>
    <style:style style:name="T1" style:family="text">
      <style:text-properties fo:font-weight="bold" style:font-weight-asian="bold" style:font-weight-complex="bold"/>
    </style:style>
    <style:style style:name="T2" style:family="text">
      <style:text-properties style:font-name="Courier"/>
    </style:style>
    <style:style style:name="T3" style:family="text">
      <style:text-properties fo:color="#cf8e6d"/>
    </style:style>
    <style:style style:name="T4" style:family="text">
      <style:text-properties fo:color="#cf8e6d" style:font-name="JetBrains Mono" fo:font-size="9.80000019073486pt"/>
    </style:style>
    <style:style style:name="T5" style:family="text">
      <style:text-properties fo:color="#cf8e6d" style:font-name="JetBrains Mono" fo:font-size="9.80000019073486pt" fo:background-color="#1e1f22"/>
    </style:style>
    <style:style style:name="T6" style:family="text">
      <style:text-properties style:font-name="JetBrains Mono" fo:font-size="9.80000019073486pt"/>
    </style:style>
    <style:style style:name="T7" style:family="text">
      <style:text-properties style:font-name="JetBrains Mono" fo:font-size="9.80000019073486pt" fo:font-style="italic"/>
    </style:style>
    <style:style style:name="T8" style:family="text">
      <style:text-properties fo:color="#c77dbb" style:font-name="JetBrains Mono" fo:font-size="9.80000019073486pt"/>
    </style:style>
    <style:style style:name="T9" style:family="text">
      <style:text-properties fo:color="#c77dbb" style:font-name="JetBrains Mono" fo:font-size="9.80000019073486pt" fo:font-style="italic"/>
    </style:style>
    <style:style style:name="T10" style:family="text">
      <style:text-properties fo:color="#56a8f5" style:font-name="JetBrains Mono" fo:font-size="9.80000019073486pt"/>
    </style:style>
    <style:style style:name="T11" style:family="text">
      <style:text-properties fo:color="#b3ae60"/>
    </style:style>
    <style:style style:name="T12" style:family="text">
      <style:text-properties fo:color="#b3ae60" style:font-name="JetBrains Mono" fo:font-size="9.80000019073486pt"/>
    </style:style>
    <style:style style:name="T13" style:family="text">
      <style:text-properties fo:color="#6aab73" style:font-name="JetBrains Mono" fo:font-size="9.80000019073486pt"/>
    </style:style>
    <style:style style:name="T14" style:family="text">
      <style:text-properties fo:color="#2aacb8" style:font-name="JetBrains Mono" fo:font-size="9.80000019073486pt"/>
    </style:style>
    <style:style style:name="T15" style:family="text">
      <style:text-properties fo:color="#bcbec4" fo:font-size="9.80000019073486pt" fo:background-color="#1e1f22"/>
    </style:style>
    <style:style style:name="T16" style:family="text">
      <style:text-properties fo:color="#bcbec4" style:font-name="JetBrains Mono" fo:font-size="9.80000019073486pt" fo:background-color="#1e1f22"/>
    </style:style>
    <style:style style:name="T17" style:family="text">
      <style:text-properties fo:color="#16baac"/>
    </style:style>
    <style:style style:name="T18" style:family="text">
      <style:text-properties fo:color="#16baac" style:font-name="JetBrains Mono" fo:font-size="9.80000019073486pt"/>
    </style:style>
    <style:style style:name="T19" style:family="text">
      <style:text-properties fo:language="fr" fo:country="F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tion Java @ Et3</text:p>
      <text:p text:style-name="P1">Polytech Paris-Sud | 2024-25</text:p>
      <text:p text:style-name="P1"/>
      <text:p text:style-name="P1"/>
      <text:p text:style-name="P7"><text:span text:style-name="T1">Nom :</text:span> TAP</text:p>
      <text:p text:style-name="P7"><text:span text:style-name="T1">Prénom :</text:span> Julien</text:p>
      <text:p text:style-name="P1"/>
      <text:p text:style-name="P1"/>
      <text:p text:style-name="P1"/>
      <text:p text:style-name="P8">Exercice 5</text:p>
      <text:p text:style-name="P1"/>
      <text:p text:style-name="P2">On souhaite mettre en place un éditeur simple de dessins à base de formes géométriques, sous forme d’un package <text:span text:style-name="T2">et3</text:span><text:span text:style-name="T2">.java.geometrie</text:span> regroupant les classes permettant de manipuler des formes géométriques bidimensionnelles simples, ici : des cercles, des rectangles et des carrés. On aura les contraintes suivantes :</text:p>
      <text:p text:style-name="P2"/>
      <text:p text:style-name="P2"><text:tab/>— chaque forme possède un centre de gravité (instance de <text:span text:style-name="T2">java.awt.Point</text:span>) ainsi <text:tab/>qu’une couleur (instance de <text:span text:style-name="T2">java.awt.Color</text:span>) ; les attributs correspondants ne <text:tab/>devront pas être directement partagés avec l’extérieur de la classe ;</text:p>
      <text:p text:style-name="P1"><text:tab/>— un cercle possède un rayon ;</text:p>
      <text:p text:style-name="P1"><text:tab/>— un rectangle possède une largeur et une hauteur ;</text:p>
      <text:p text:style-name="P2"><text:tab/>— toute forme géométrique doit pouvoir avoir les comportements suivants :</text:p>
      <text:p text:style-name="P2"><text:tab/><text:tab/>— translation, prenant en paramètres deux nombres représentant un déplacement horizontal et vertical</text:p>
      <text:p text:style-name="P2"><text:tab/><text:tab/>— représentation sous la forme d’une chaı̂ne de caractères donnant le nom de la forme et la description textuelle de chacun de ses attributs. Par exemple, la chaı̂ne de caractères produite pour un cercle pourrait être :</text:p>
      <text:p text:style-name="P3"/>
      <text:p text:style-name="P3"><text:tab/>[ Cercle</text:p>
      <text:p text:style-name="P3"><text:tab/><text:tab/>[ centre de gravité : x =10 ; y =4]</text:p>
      <text:p text:style-name="P3"><text:tab/><text:tab/>[ rayon : 20,5]</text:p>
      <text:p text:style-name="P3"><text:tab/><text:tab/>[ couleur : r =82 ; g =255 ; b =0]</text:p>
      <text:p text:style-name="P3"><text:tab/>]</text:p>
      <text:p text:style-name="P1"/>
      <text:p text:style-name="P1"/>
      <text:p text:style-name="P2">1. Implémentez la spécification demandée en mettant notamment en œuvre une classe abstraite.</text:p>
      <text:p text:style-name="P2"/>
      <text:p text:style-name="P1">#5.1 code</text:p>
      <text:p text:style-name="P13"><text:span text:style-name="T3">package </text:span>et3.java.geometrie;</text:p>
      <text:p text:style-name="P9"><text:span text:style-name="T3">import </text:span>java.awt.*;</text:p>
      <text:p text:style-name="P9"><text:span text:style-name="T3">public abstract class </text:span>FormeGeometrique {</text:p>
      <text:p text:style-name="P10"><text:s text:c="4"/><text:span text:style-name="T4">protected </text:span><text:span text:style-name="T6">String </text:span><text:span text:style-name="T8">nom</text:span><text:span text:style-name="T6">;</text:span></text:p>
      <text:p text:style-name="P10"><text:s text:c="4"/><text:span text:style-name="T4">private </text:span><text:span text:style-name="T6">Point </text:span><text:span text:style-name="T8">centre</text:span><text:span text:style-name="T6">;</text:span></text:p>
      <text:p text:style-name="P10"><text:s text:c="4"/><text:span text:style-name="T4">private </text:span><text:span text:style-name="T6">Color </text:span><text:span text:style-name="T8">couleur</text:span><text:span text:style-name="T6">;</text:span></text:p>
      <text:p text:style-name="P10"><text:s text:c="4"/><text:span text:style-name="T4">public </text:span><text:span text:style-name="T10">FormeGeometrique</text:span><text:span text:style-name="T6">(Point p, Color couleur){</text:span></text:p>
      <text:p text:style-name="P10"><text:s text:c="8"/><text:span text:style-name="T4">this</text:span><text:span text:style-name="T6">.</text:span><text:span text:style-name="T8">centre </text:span><text:span text:style-name="T6">= p;</text:span></text:p>
      <text:p text:style-name="P10"><text:s text:c="8"/><text:span text:style-name="T4">this</text:span><text:span text:style-name="T6">.</text:span><text:span text:style-name="T8">couleur </text:span><text:span text:style-name="T6">= couleur;</text:span></text:p>
      <text:p text:style-name="P10"><text:soft-page-break/><text:s text:c="4"/><text:span text:style-name="T6">}</text:span></text:p>
      <text:p text:style-name="P10"><text:s text:c="4"/><text:span text:style-name="T4">public void </text:span><text:span text:style-name="T10">translate</text:span><text:span text:style-name="T6">(</text:span><text:span text:style-name="T4">int </text:span><text:span text:style-name="T6">x, </text:span><text:span text:style-name="T4">int </text:span><text:span text:style-name="T6">y){</text:span></text:p>
      <text:p text:style-name="P10"><text:s text:c="8"/><text:span text:style-name="T4">this</text:span><text:span text:style-name="T6">.</text:span><text:span text:style-name="T8">centre</text:span><text:span text:style-name="T6">.</text:span><text:span text:style-name="T8">x </text:span><text:span text:style-name="T6">+= x;</text:span></text:p>
      <text:p text:style-name="P10"><text:s text:c="8"/><text:span text:style-name="T4">this</text:span><text:span text:style-name="T6">.</text:span><text:span text:style-name="T8">centre</text:span><text:span text:style-name="T6">.</text:span><text:span text:style-name="T8">y </text:span><text:span text:style-name="T6">+= y;</text:span></text:p>
      <text:p text:style-name="P10"><text:s text:c="4"/><text:span text:style-name="T6">}</text:span></text:p>
      <text:p text:style-name="P10"><text:s text:c="4"/><text:span text:style-name="T12">@Override</text:span></text:p>
      <text:p text:style-name="P10"><text:span text:style-name="T11"><text:s text:c="4"/></text:span><text:span text:style-name="T4">public </text:span><text:span text:style-name="T6">String </text:span><text:span text:style-name="T10">toString</text:span><text:span text:style-name="T6">() {</text:span></text:p>
      <text:p text:style-name="P10"><text:s text:c="8"/><text:span text:style-name="T4">return this</text:span><text:span text:style-name="T6">.</text:span><text:span text:style-name="T8">nom </text:span><text:span text:style-name="T6">+ </text:span><text:span text:style-name="T13">" :</text:span><text:span text:style-name="T4">\n</text:span><text:span text:style-name="T13">" </text:span><text:span text:style-name="T6">+ </text:span><text:span text:style-name="T13">" <text:s text:c="3"/>" </text:span><text:span text:style-name="T6">+ </text:span><text:span text:style-name="T13">"centre de gravité : " </text:span><text:span text:style-name="T6">+ </text:span><text:span text:style-name="T13">"x = " </text:span><text:span text:style-name="T6">+ </text:span><text:span text:style-name="T8">centre</text:span><text:span text:style-name="T6">.</text:span><text:span text:style-name="T8">x </text:span><text:span text:style-name="T6">+ </text:span><text:span text:style-name="T13">", " </text:span><text:span text:style-name="T6">+ </text:span><text:span text:style-name="T13">"y = " </text:span><text:span text:style-name="T6">+ </text:span><text:span text:style-name="T8">centre</text:span><text:span text:style-name="T6">.</text:span><text:span text:style-name="T8">y </text:span><text:span text:style-name="T6">+ </text:span><text:span text:style-name="T13">"</text:span><text:span text:style-name="T4">\n</text:span><text:span text:style-name="T13">" </text:span><text:span text:style-name="T6">+ </text:span><text:span text:style-name="T13">" <text:s text:c="3"/>" </text:span><text:span text:style-name="T6">+ </text:span><text:span text:style-name="T13">"couleur : " </text:span><text:span text:style-name="T6">+ </text:span><text:span text:style-name="T13">"r = " </text:span><text:span text:style-name="T6">+ </text:span><text:span text:style-name="T8">couleur</text:span><text:span text:style-name="T6">.getRed() + </text:span><text:span text:style-name="T13">", g = " </text:span><text:span text:style-name="T6">+ </text:span><text:span text:style-name="T8">couleur</text:span><text:span text:style-name="T6">.getGreen() + </text:span><text:span text:style-name="T13">", b = " </text:span><text:span text:style-name="T6">+ </text:span><text:span text:style-name="T8">couleur</text:span><text:span text:style-name="T6">.getBlue() + </text:span><text:span text:style-name="T13">", alpha = " </text:span><text:span text:style-name="T6">+ </text:span><text:span text:style-name="T8">couleur</text:span><text:span text:style-name="T6">.getAlpha() + </text:span><text:span text:style-name="T13">"</text:span><text:span text:style-name="T4">\n</text:span><text:span text:style-name="T13">"</text:span><text:span text:style-name="T6">;</text:span></text:p>
      <text:p text:style-name="P10"><text:s text:c="4"/><text:span text:style-name="T6">}</text:span></text:p>
      <text:p text:style-name="P11">}</text:p>
      <text:p text:style-name="P13"><text:span text:style-name="T3">package </text:span>et3.java.geometrie;</text:p>
      <text:p text:style-name="P9"><text:span text:style-name="T3">import </text:span>java.awt.*;</text:p>
      <text:p text:style-name="P9"><text:span text:style-name="T3">public class </text:span>Cercle <text:span text:style-name="T3">extends </text:span>FormeGeometrique {</text:p>
      <text:p text:style-name="P10"><text:s text:c="4"/><text:span text:style-name="T4">private double </text:span><text:span text:style-name="T8">rayon</text:span><text:span text:style-name="T6">;</text:span></text:p>
      <text:p text:style-name="P10"><text:s text:c="4"/><text:span text:style-name="T4">public </text:span><text:span text:style-name="T10">Cercle</text:span><text:span text:style-name="T6">(Point p, Color couleur,</text:span><text:span text:style-name="T4">double </text:span><text:span text:style-name="T6">rayon) {</text:span></text:p>
      <text:p text:style-name="P10"><text:s text:c="8"/><text:span text:style-name="T4">super</text:span><text:span text:style-name="T6">(p, couleur);</text:span></text:p>
      <text:p text:style-name="P10"><text:s text:c="8"/><text:span text:style-name="T4">this</text:span><text:span text:style-name="T6">.</text:span><text:span text:style-name="T8">nom </text:span><text:span text:style-name="T6">= </text:span><text:span text:style-name="T13">"Cercle"</text:span><text:span text:style-name="T6">;</text:span></text:p>
      <text:p text:style-name="P10"><text:s text:c="8"/><text:span text:style-name="T4">this</text:span><text:span text:style-name="T6">.</text:span><text:span text:style-name="T8">rayon </text:span><text:span text:style-name="T6">= rayon;</text:span></text:p>
      <text:p text:style-name="P10"><text:s text:c="4"/><text:span text:style-name="T6">}</text:span></text:p>
      <text:p text:style-name="P10"><text:s text:c="4"/><text:span text:style-name="T12">@Override</text:span></text:p>
      <text:p text:style-name="P10"><text:span text:style-name="T11"><text:s text:c="4"/></text:span><text:span text:style-name="T4">public </text:span><text:span text:style-name="T6">String </text:span><text:span text:style-name="T10">toString</text:span><text:span text:style-name="T6">() {</text:span></text:p>
      <text:p text:style-name="P10"><text:s text:c="8"/><text:span text:style-name="T4">return super</text:span><text:span text:style-name="T6">.toString() + </text:span><text:span text:style-name="T13">" <text:s text:c="3"/>" </text:span><text:span text:style-name="T6">+ </text:span><text:span text:style-name="T13">"rayon : " </text:span><text:span text:style-name="T6">+ </text:span><text:span text:style-name="T8">rayon </text:span><text:span text:style-name="T6">+ </text:span><text:span text:style-name="T13">"</text:span><text:span text:style-name="T4">\n</text:span><text:span text:style-name="T13">"</text:span><text:span text:style-name="T6">;</text:span></text:p>
      <text:p text:style-name="P10"><text:s text:c="4"/><text:span text:style-name="T6">}</text:span></text:p>
      <text:p text:style-name="P10"><text:s text:c="4"/><text:span text:style-name="T4">public static void </text:span><text:span text:style-name="T10">main</text:span><text:span text:style-name="T6">(String[] args) {</text:span></text:p>
      <text:p text:style-name="P10"><text:s text:c="8"/><text:span text:style-name="T6">Cercle test = </text:span><text:span text:style-name="T4">new </text:span><text:span text:style-name="T6">Cercle(</text:span><text:span text:style-name="T4">new </text:span><text:span text:style-name="T6">Point(</text:span><text:span text:style-name="T14">2</text:span><text:span text:style-name="T6">,</text:span><text:span text:style-name="T14">6</text:span><text:span text:style-name="T6">),</text:span><text:span text:style-name="T4">new </text:span><text:span text:style-name="T6">Color(</text:span><text:span text:style-name="T14">193</text:span><text:span text:style-name="T6">, </text:span><text:span text:style-name="T14">14</text:span><text:span text:style-name="T6">, </text:span><text:span text:style-name="T14">221</text:span><text:span text:style-name="T6">, </text:span><text:span text:style-name="T14">79</text:span><text:span text:style-name="T6">),</text:span><text:span text:style-name="T14">23</text:span><text:span text:style-name="T6">);</text:span></text:p>
      <text:p text:style-name="P10"><text:s text:c="8"/><text:span text:style-name="T6">System.</text:span><text:span text:style-name="T9">out</text:span><text:span text:style-name="T6">.println(test.toString());</text:span></text:p>
      <text:p text:style-name="P10"><text:s text:c="4"/><text:span text:style-name="T6">}</text:span></text:p>
      <text:p text:style-name="P11">}</text:p>
      <text:p text:style-name="P13"><text:span text:style-name="T3">package </text:span>et3.java.geometrie;</text:p>
      <text:p text:style-name="P9"><text:span text:style-name="T3">import </text:span>java.awt.*;</text:p>
      <text:p text:style-name="P9"><text:span text:style-name="T3">public class </text:span>Rectangle <text:span text:style-name="T3">extends </text:span>FormeGeometrique {</text:p>
      <text:p text:style-name="P10"><text:s text:c="4"/><text:span text:style-name="T4">private int </text:span><text:span text:style-name="T8">largeur</text:span><text:span text:style-name="T6">;</text:span></text:p>
      <text:p text:style-name="P10"><text:s text:c="4"/><text:span text:style-name="T4">private int </text:span><text:span text:style-name="T8">hauteur</text:span><text:span text:style-name="T6">;</text:span></text:p>
      <text:p text:style-name="P10"><text:s text:c="4"/><text:span text:style-name="T4">public </text:span><text:span text:style-name="T10">Rectangle</text:span><text:span text:style-name="T6">(Point p, Color couleur, </text:span><text:span text:style-name="T4">int </text:span><text:span text:style-name="T6">largeur, </text:span><text:span text:style-name="T4">int </text:span><text:span text:style-name="T6">hauteur) {</text:span></text:p>
      <text:p text:style-name="P10"><text:s text:c="8"/><text:span text:style-name="T4">super</text:span><text:span text:style-name="T6">(p, couleur);</text:span></text:p>
      <text:p text:style-name="P10"><text:s text:c="8"/><text:span text:style-name="T4">this</text:span><text:span text:style-name="T6">.</text:span><text:span text:style-name="T8">nom </text:span><text:span text:style-name="T6">= </text:span><text:span text:style-name="T13">"Rectangle"</text:span><text:span text:style-name="T6">;</text:span></text:p>
      <text:p text:style-name="P10"><text:s text:c="8"/><text:span text:style-name="T4">this</text:span><text:span text:style-name="T6">.</text:span><text:span text:style-name="T8">largeur </text:span><text:span text:style-name="T6">= largeur;</text:span></text:p>
      <text:p text:style-name="P10"><text:s text:c="8"/><text:span text:style-name="T4">this</text:span><text:span text:style-name="T6">.</text:span><text:span text:style-name="T8">hauteur </text:span><text:span text:style-name="T6">= hauteur;</text:span></text:p>
      <text:p text:style-name="P10"><text:s text:c="4"/><text:span text:style-name="T6">}</text:span></text:p>
      <text:p text:style-name="P10"><text:s text:c="4"/><text:span text:style-name="T12">@Override</text:span></text:p>
      <text:p text:style-name="P10"><text:span text:style-name="T11"><text:s text:c="4"/></text:span><text:span text:style-name="T4">public </text:span><text:span text:style-name="T6">String </text:span><text:span text:style-name="T10">toString</text:span><text:span text:style-name="T6">() {</text:span></text:p>
      <text:p text:style-name="P10"><text:s text:c="8"/><text:span text:style-name="T4">return super</text:span><text:span text:style-name="T6">.toString() + </text:span><text:span text:style-name="T13">" <text:s text:c="3"/>" </text:span><text:span text:style-name="T6">+ </text:span><text:span text:style-name="T13">"largeur = " </text:span><text:span text:style-name="T6">+ </text:span><text:span text:style-name="T8">largeur </text:span><text:span text:style-name="T6">+ </text:span><text:span text:style-name="T13">"</text:span><text:span text:style-name="T4">\n</text:span><text:span text:style-name="T13">" </text:span><text:span text:style-name="T6">+ </text:span><text:span text:style-name="T13">" <text:s text:c="3"/>" </text:span><text:span text:style-name="T6">+ </text:span><text:span text:style-name="T13">"hauteur = " </text:span><text:span text:style-name="T6">+ </text:span><text:span text:style-name="T8">hauteur </text:span><text:span text:style-name="T6">+ </text:span><text:span text:style-name="T13">"</text:span><text:span text:style-name="T4">\n</text:span><text:span text:style-name="T13">"</text:span><text:span text:style-name="T6">;</text:span></text:p>
      <text:p text:style-name="P10"><text:s text:c="4"/><text:span text:style-name="T6">}</text:span></text:p>
      <text:p text:style-name="P10"><text:s text:c="4"/><text:span text:style-name="T4">public static void </text:span><text:span text:style-name="T10">main</text:span><text:span text:style-name="T6">(String[] args) {</text:span></text:p>
      <text:p text:style-name="P10"><text:s text:c="8"/><text:span text:style-name="T6">Rectangle test = </text:span><text:span text:style-name="T4">new </text:span><text:span text:style-name="T6">Rectangle(</text:span><text:span text:style-name="T4">new </text:span><text:span text:style-name="T6">Point(</text:span><text:span text:style-name="T14">23</text:span><text:span text:style-name="T6">,</text:span><text:span text:style-name="T14">87</text:span><text:span text:style-name="T6">), </text:span><text:span text:style-name="T4">new </text:span><text:span text:style-name="T6">Color(</text:span><text:span text:style-name="T14">0</text:span><text:span text:style-name="T6">, </text:span><text:span text:style-name="T14">255</text:span><text:span text:style-name="T6">, </text:span><text:span text:style-name="T14">45</text:span><text:span text:style-name="T6">, </text:span><text:span text:style-name="T14">0</text:span><text:span text:style-name="T6">),</text:span><text:span text:style-name="T14">56</text:span><text:span text:style-name="T6">,</text:span><text:span text:style-name="T14">98</text:span><text:span text:style-name="T6">);</text:span></text:p>
      <text:p text:style-name="P10"><text:s text:c="8"/><text:span text:style-name="T6">System.</text:span><text:span text:style-name="T9">out</text:span><text:span text:style-name="T6">.println(test.toString());</text:span></text:p>
      <text:p text:style-name="P10"><text:s text:c="4"/><text:span text:style-name="T6">}</text:span></text:p>
      <text:p text:style-name="P11">}</text:p>
      <text:p text:style-name="P6"/>
      <text:p text:style-name="P6"/>
      <text:p text:style-name="P1"/>
      <text:p text:style-name="P2"/>
      <text:p text:style-name="P2"><text:soft-page-break/>2. On souhaite ajouter une forme de carré comme une spécialisation de la classe pour un rectangle. On veillera à ce que cette classe ne puisse plus être dérivée.</text:p>
      <text:p text:style-name="P2"/>
      <text:p text:style-name="P1">#5.2 code</text:p>
      <text:p text:style-name="P13"><text:span text:style-name="T3">package </text:span>et3.java.geometrie;</text:p>
      <text:p text:style-name="P9"><text:span text:style-name="T3">import </text:span>java.awt.*;</text:p>
      <text:p text:style-name="P9"><text:span text:style-name="T3">final public class </text:span>Carre <text:span text:style-name="T3">extends </text:span>Rectangle {</text:p>
      <text:p text:style-name="P10"><text:s text:c="4"/><text:span text:style-name="T4">public </text:span><text:span text:style-name="T10">Carre</text:span><text:span text:style-name="T6">(Point p, Color couleur, </text:span><text:span text:style-name="T4">int </text:span><text:span text:style-name="T6">longeur) {</text:span></text:p>
      <text:p text:style-name="P10"><text:s text:c="8"/><text:span text:style-name="T4">super</text:span><text:span text:style-name="T6">(p, couleur, longeur,longeur);</text:span></text:p>
      <text:p text:style-name="P10"><text:s text:c="4"/><text:span text:style-name="T6">}</text:span></text:p>
      <text:p text:style-name="P12"><text:span text:style-name="T15">}</text:span></text:p>
      <text:p text:style-name="P6"/>
      <text:p text:style-name="P1"/>
      <text:p text:style-name="P2"/>
      <text:p text:style-name="P2">3. On souhaite à présent pouvoir construire des listes de formes géométriques pour opérer des regroupements d’objets. Commencez par créer une classe de test définissant un programme créant une collection sous forme de liste utilisant la classe <text:span text:style-name="T2">java.util.ArrayList&lt;E&gt;</text:span>. Ajoutez à cette collection un objet de chaque type de forme définie, et affichez le contenu de la liste à l’aide d’un itérateur. </text:p>
      <text:p text:style-name="P2"/>
      <text:p text:style-name="P1">#5.3 code</text:p>
      <text:p text:style-name="P13"><text:span text:style-name="T3">package </text:span>et3.java.geometrie;</text:p>
      <text:p text:style-name="P9"><text:span text:style-name="T3">import </text:span>java.awt.*;</text:p>
      <text:p text:style-name="P9"><text:span text:style-name="T3">import </text:span>java.util.ArrayList;</text:p>
      <text:p text:style-name="P9"><text:span text:style-name="T3">public class </text:span>testFormes {</text:p>
      <text:p text:style-name="P10"><text:s text:c="4"/><text:span text:style-name="T4">public static void </text:span><text:span text:style-name="T10">main</text:span><text:span text:style-name="T6">(String[] args) {</text:span></text:p>
      <text:p text:style-name="P10"><text:s text:c="8"/><text:span text:style-name="T6">ArrayList test = </text:span><text:span text:style-name="T4">new </text:span><text:span text:style-name="T6">ArrayList();</text:span></text:p>
      <text:p text:style-name="P10"><text:s text:c="8"/><text:span text:style-name="T6">Cercle testCercle = </text:span><text:span text:style-name="T4">new </text:span><text:span text:style-name="T6">Cercle(</text:span><text:span text:style-name="T4">new </text:span><text:span text:style-name="T6">Point(</text:span><text:span text:style-name="T14">2</text:span><text:span text:style-name="T6">,</text:span><text:span text:style-name="T14">6</text:span><text:span text:style-name="T6">),</text:span><text:span text:style-name="T4">new </text:span><text:span text:style-name="T6">Color(</text:span><text:span text:style-name="T14">193</text:span><text:span text:style-name="T6">, </text:span><text:span text:style-name="T14">14</text:span><text:span text:style-name="T6">, </text:span><text:span text:style-name="T14">221</text:span><text:span text:style-name="T6">, </text:span><text:span text:style-name="T14">186</text:span><text:span text:style-name="T6">),</text:span><text:span text:style-name="T14">23</text:span><text:span text:style-name="T6">);</text:span></text:p>
      <text:p text:style-name="P10"><text:s text:c="8"/><text:span text:style-name="T6">Rectangle testRectangle = </text:span><text:span text:style-name="T4">new </text:span><text:span text:style-name="T6">Rectangle(</text:span><text:span text:style-name="T4">new </text:span><text:span text:style-name="T6">Point(</text:span><text:span text:style-name="T14">23</text:span><text:span text:style-name="T6">,</text:span><text:span text:style-name="T14">87</text:span><text:span text:style-name="T6">), </text:span><text:span text:style-name="T4">new </text:span><text:span text:style-name="T6">Color(</text:span><text:span text:style-name="T14">39</text:span><text:span text:style-name="T6">, </text:span><text:span text:style-name="T14">189</text:span><text:span text:style-name="T6">, </text:span><text:span text:style-name="T14">69</text:span><text:span text:style-name="T6">, </text:span><text:span text:style-name="T14">255</text:span><text:span text:style-name="T6">),</text:span><text:span text:style-name="T14">56</text:span><text:span text:style-name="T6">,</text:span><text:span text:style-name="T14">98</text:span><text:span text:style-name="T6">);</text:span></text:p>
      <text:p text:style-name="P10"><text:s text:c="8"/><text:span text:style-name="T6">Carre testCarre = </text:span><text:span text:style-name="T4">new </text:span><text:span text:style-name="T6">Carre(</text:span><text:span text:style-name="T4">new </text:span><text:span text:style-name="T6">Point(</text:span><text:span text:style-name="T14">9</text:span><text:span text:style-name="T6">,</text:span><text:span text:style-name="T14">69</text:span><text:span text:style-name="T6">), </text:span><text:span text:style-name="T4">new </text:span><text:span text:style-name="T6">Color(</text:span><text:span text:style-name="T14">61</text:span><text:span text:style-name="T6">, </text:span><text:span text:style-name="T14">92</text:span><text:span text:style-name="T6">, </text:span><text:span text:style-name="T14">195</text:span><text:span text:style-name="T6">, </text:span><text:span text:style-name="T14">255</text:span><text:span text:style-name="T6">),</text:span><text:span text:style-name="T14">2</text:span><text:span text:style-name="T6">);</text:span></text:p>
      <text:p text:style-name="P10"><text:s text:c="8"/><text:span text:style-name="T6">test.add(testCercle);</text:span></text:p>
      <text:p text:style-name="P10"><text:s text:c="8"/><text:span text:style-name="T6">test.add(testRectangle);</text:span></text:p>
      <text:p text:style-name="P10"><text:s text:c="8"/><text:span text:style-name="T6">test.add(testCarre);</text:span></text:p>
      <text:p text:style-name="P10"><text:s text:c="8"/><text:span text:style-name="T4">for</text:span><text:span text:style-name="T6">(</text:span><text:span text:style-name="T4">int </text:span><text:span text:style-name="T6">i=</text:span><text:span text:style-name="T14">0</text:span><text:span text:style-name="T6">; i&lt;test.size();i++){</text:span></text:p>
      <text:p text:style-name="P10"><text:s text:c="12"/><text:span text:style-name="T6">System.</text:span><text:span text:style-name="T9">out</text:span><text:span text:style-name="T6">.println(test.get(i).toString());</text:span></text:p>
      <text:p text:style-name="P10"><text:s text:c="8"/><text:span text:style-name="T6">}</text:span></text:p>
      <text:p text:style-name="P10"><text:s text:c="4"/><text:span text:style-name="T6">}</text:span></text:p>
      <text:p text:style-name="P11">}</text:p>
      <text:p text:style-name="P6"/>
      <text:p text:style-name="P6"/>
      <text:p text:style-name="P1"/>
      <text:p text:style-name="P2"/>
      <text:p text:style-name="P2">4. Quelles sont les méthodes <text:span text:style-name="T2">toString</text:span> qui sont appelées pour chaque objet de la collection précédente ? Que se passe-t-il si l’on enlève un élément de la collection à un indice qui n’existe pas, et comment éviter une erreur à l’exécution ?</text:p>
      <text:p text:style-name="P2"/>
      <text:p text:style-name="P1">#5.4 réponses</text:p>
      <text:p text:style-name="P5">Ce sont les methodes toString des classes qui extends qui sont appalées.</text:p>
      <text:p text:style-name="P5"><text:soft-page-break/>Si l'on enlève un element à un indice qui n'existe pas, il y a une erreur : Index out of bounds </text:p>
      <text:p text:style-name="P5">On peut utliser des try and catch pour eviter les erreurs.</text:p>
      <text:p text:style-name="P5"/>
      <text:p text:style-name="P1"/>
      <text:p text:style-name="P2"/>
      <text:p text:style-name="P2">5. Créez à présent une classe pour représenter une simple collection pour des formes géométriques uniquement par réutilisation (héritage) de la classe <text:span text:style-name="T2">java.util.ArrayList&lt;E&gt;</text:span>. Ajoutez à cette classe une méthode <text:span text:style-name="T2">translation</text:span> qui déplace l’ensemble de ses formes géométriques, et redéfinissez la méthode <text:span text:style-name="T2">toString</text:span> de manière à ce qu’elle produise un affichage plus approprié pour la collection. Testez l'ensemble de ces méthodes.</text:p>
      <text:p text:style-name="P2"/>
      <text:p text:style-name="P1">#5.5 code</text:p>
      <text:p text:style-name="P13"><text:span text:style-name="T3">package </text:span>et3.java.geometrie;</text:p>
      <text:p text:style-name="P9"><text:span text:style-name="T3">import </text:span>java.util.ArrayList;</text:p>
      <text:p text:style-name="P9"><text:span text:style-name="T3">import </text:span>java.util.Arrays;</text:p>
      <text:p text:style-name="P9"><text:span text:style-name="T3">import </text:span>java.util.Collections;</text:p>
      <text:p text:style-name="P9"><text:span text:style-name="T3">public class </text:span>CollectionGeometrique <text:span text:style-name="T3">extends </text:span>ArrayList&lt;FormeGeometrique&gt; {</text:p>
      <text:p text:style-name="P10"><text:s text:c="4"/><text:span text:style-name="T4">public </text:span><text:span text:style-name="T10">CollectionGeometrique</text:span><text:span text:style-name="T6">(FormeGeometrique ... formes){</text:span></text:p>
      <text:p text:style-name="P10"><text:s text:c="8"/><text:span text:style-name="T4">this</text:span><text:span text:style-name="T6">.addAll(Arrays.</text:span><text:span text:style-name="T7">stream</text:span><text:span text:style-name="T6">(formes).toList());</text:span></text:p>
      <text:p text:style-name="P10"><text:s text:c="4"/><text:span text:style-name="T6">}</text:span></text:p>
      <text:p text:style-name="P10"><text:s text:c="4"/><text:span text:style-name="T4">public void </text:span><text:span text:style-name="T10">translation</text:span><text:span text:style-name="T6">(</text:span><text:span text:style-name="T4">int </text:span><text:span text:style-name="T6">x, </text:span><text:span text:style-name="T4">int </text:span><text:span text:style-name="T6">y){</text:span></text:p>
      <text:p text:style-name="P10"><text:s text:c="8"/><text:span text:style-name="T4">for </text:span><text:span text:style-name="T6">(</text:span><text:span text:style-name="T4">int </text:span><text:span text:style-name="T6">i=</text:span><text:span text:style-name="T14">0</text:span><text:span text:style-name="T6">;i&lt;</text:span><text:span text:style-name="T4">this</text:span><text:span text:style-name="T6">.size();i++){</text:span></text:p>
      <text:p text:style-name="P10"><text:s text:c="12"/><text:span text:style-name="T4">this</text:span><text:span text:style-name="T6">.get(i).translate(x,y);</text:span></text:p>
      <text:p text:style-name="P10"><text:s text:c="8"/><text:span text:style-name="T6">}</text:span></text:p>
      <text:p text:style-name="P10"><text:s text:c="4"/><text:span text:style-name="T6">}</text:span></text:p>
      <text:p text:style-name="P11">}</text:p>
      <text:p text:style-name="P6"/>
      <text:p text:style-name="P6"/>
      <text:p text:style-name="P1"/>
      <text:p text:style-name="P1"/>
      <text:p text:style-name="P2">6. On souhaite à présent définir une collection qui permet d’imposer que ses membres soient des formes géométriques d’un même type. Définissez une nouvelle classe sur le modèle de la précédente, avec notamment la définition d'une méthode pour la translation, ainsi que la redéfinition de la méthode <text:span text:style-name="T2">toString</text:span>. Confirmez à l’aide de tests qu’il n’est pas possible de mélanger des formes géométriques de types différents et que cela est bien détecté à la compilation.</text:p>
      <text:p text:style-name="P1"/>
      <text:p text:style-name="P1">#5.6 code</text:p>
      <text:p text:style-name="P16"><text:span text:style-name="T19"><text:s/></text:span><text:span text:style-name="T5">package </text:span><text:span text:style-name="T16">et3.java.geometrie;</text:span></text:p>
      <text:p text:style-name="P9"><text:span text:style-name="T3">import </text:span>java.util.ArrayList;</text:p>
      <text:p text:style-name="P9"><text:span text:style-name="T3">import </text:span>java.util.Arrays;</text:p>
      <text:p text:style-name="P9"><text:span text:style-name="T3">public class </text:span>CollectionFormesUniques &lt;<text:span text:style-name="T17">T </text:span><text:span text:style-name="T3">extends </text:span>FormeGeometrique&gt; <text:span text:style-name="T3">extends </text:span>CollectionGeometrique{</text:p>
      <text:p text:style-name="P10"><text:s text:c="4"/><text:span text:style-name="T4">public </text:span><text:span text:style-name="T10">CollectionFormesUniques</text:span><text:span text:style-name="T6">(</text:span><text:span text:style-name="T18">T </text:span><text:span text:style-name="T6">... formes){</text:span></text:p>
      <text:p text:style-name="P10"><text:s text:c="8"/><text:span text:style-name="T4">this</text:span><text:span text:style-name="T6">.addAll(Arrays.</text:span><text:span text:style-name="T7">stream</text:span><text:span text:style-name="T6">(formes).toList());</text:span></text:p>
      <text:p text:style-name="P10"><text:s text:c="4"/><text:span text:style-name="T6">}</text:span></text:p>
      <text:p text:style-name="P10"><text:s text:c="4"/><text:span text:style-name="T12">@Override</text:span></text:p>
      <text:p text:style-name="P10"><text:span text:style-name="T11"><text:s text:c="4"/></text:span><text:span text:style-name="T4">public </text:span><text:span text:style-name="T6">String </text:span><text:span text:style-name="T10">toString</text:span><text:span text:style-name="T6">() {</text:span></text:p>
      <text:p text:style-name="P10"><text:s text:c="8"/><text:span text:style-name="T4">return super</text:span><text:span text:style-name="T6">.toString();</text:span></text:p>
      <text:p text:style-name="P10"><text:s text:c="4"/><text:span text:style-name="T6">}</text:span></text:p>
      <text:p text:style-name="P11">}</text:p>
      <text:p text:style-name="P6"><text:soft-page-break/></text:p>
      <text:p text:style-name="P6"/>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abin1" svg:font-family="Cabin"/>
    <style:font-face style:name="JetBrains Mono" svg:font-family="'JetBrains Mono', monospace"/>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28T13:16:16.347000000</meta:creation-date>
    <meta:editing-duration>P0D</meta:editing-duration>
    <meta:editing-cycles>1</meta:editing-cycles>
    <meta:generator>OpenOffice/4.1.15$Unix OpenOffice.org_project/4115m2$Build-9813</meta:generator>
    <meta:document-statistic meta:table-count="0" meta:image-count="0" meta:object-count="0" meta:page-count="5" meta:paragraph-count="139" meta:word-count="957" meta:character-count="6844"/>
  </office:meta>
</office:document-meta>
</file>